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-0.153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-0.153cm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as-char" svg:width="7.128cm" draw:z-index="0"><draw:text-box fo:min-height="5.226cm"><text:p text:style-name="P9"><office:annotation><dc:creator>Gauthier Bastien</dc:creator><dc:date>2011-01-13T14:56:41</dc:date><text:p text:style-name="P15"><text:span text:style-name="T6">do text</text:span></text:p><text:p text:style-name="P15"><text:span text:style-name="T6">from document(at=header, format='odt')</text:span></text:p></office:annotation><text:span text:style-name="T2">Import depuis header.odt</text:span></text:p></draw:text-box></draw:frame></text:p>
      <text:p text:style-name="P8">Code de l’Environnement – Etude d’incidence sur l’environnement</text:p>
      <text:p text:style-name="P5"/>
      <text:p text:style-name="P5">Annexe à l’avis de réception du dossier complet d’une demande de permis</text:p>
      <text:p text:style-name="P5">d’urbanisme, de permis de lotir et de modification de permis de lotir.</text:p>
      <text:p text:style-name="P13"/>
      <text:p text:style-name="P9"><office:annotation><dc:creator>Gauthier Bastien</dc:creator><dc:date>2011-01-13T14:56:41</dc:date><text:p text:style-name="P15"><text:span text:style-name="T6">do text</text:span></text:p><text:p text:style-name="P15"><text:span text:style-name="T6">from document(at=reference, format='odt')</text:span></text:p></office:annotation><text:span text:style-name="T2">Import depuis reference.odt</text:span></text:p>
      <text:p text:style-name="P9"><text:span text:style-name="T2"/></text:p>
      <text:p text:style-name="P7"><office:annotation><dc:creator>Gauthier Bastien</dc:creator><dc:date>2011-02-16T16:12:24</dc:date><text:p text:style-name="P15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 </text:span><text:text-input text:description="Situation des travaux">self.getWorkLocationSignaletic()</text:text-input></text:p>
      <text:p text:style-name="P7"><text:span text:style-name="T4">Référence cadastrale :</text:span> <text:text-input text:description="Bien-Parcelles">self.getPortionOutsText()</text:text-input></text:p>
      <text:p text:style-name="P6"/>
      <text:p text:style-name="P6"/>
      <text:p text:style-name="P6">Le Bourgmestre,</text:p>
      <text:p text:style-name="P3"/>
      <text:p text:style-name="P3">Attendu qu’il a été procédé à l’examen des incidences probables du projet sur l’environnement au sens large, sur base des critères de sélection pertinents visés à l’article D.66 du livre I<text:span text:style-name="T5">er</text:span> du Code de l’Environnement;</text:p>
      <text:p text:style-name="P3"/>
      <text:p text:style-name="P4">[[[ Insérer la délibération ici ]]]</text:p>
      <text:p text:style-name="P4"/>
      <text:p text:style-name="P4"/>
      <text:p text:style-name="P2"><text:span text:style-name="T1"><office:annotation><dc:creator>Gauthier Bastien</dc:creator><dc:date>2011-01-13T14:56:41</dc:date><text:p text:style-name="P15"><text:span text:style-name="T6">do text</text:span></text:p><text:p text:style-name="P15"><text:span text:style-name="T6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content=footer, format='odt')</text:p></office:annotation></text:span><text:span text:style-name="MT2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Gauthier Bastien</meta:initial-creator>
    <meta:creation-date>2011-01-18T10:23:57</meta:creation-date>
    <dc:date>2011-04-11T11:23:01</dc:date>
    <dc:creator>Stéphan Geulette</dc:creator>
    <meta:editing-duration>PT01H42M09S</meta:editing-duration>
    <meta:editing-cycles>19</meta:editing-cycles>
    <meta:generator>OpenOffice.org/3.0$Linux OpenOffice.org_project/300m15$Build-9379</meta:generator>
    <meta:document-statistic meta:table-count="0" meta:image-count="0" meta:object-count="0" meta:page-count="1" meta:paragraph-count="16" meta:word-count="103" meta:character-count="791"/>
  </office:meta>
</office:document-meta>
</file>